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93" calcext:value-type="float">
            <text:p>0,00093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0.000003" calcext:value-type="float">
            <text:p>0,000003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094" calcext:value-type="float">
            <text:p>0,00094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343" calcext:value-type="float">
            <text:p>0,0234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2094" calcext:value-type="float">
            <text:p>0,02094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88" calcext:value-type="float">
            <text:p>0,09388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8295" calcext:value-type="float">
            <text:p>0,08295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135" calcext:value-type="float">
            <text:p>0,2113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18621" calcext:value-type="float">
            <text:p>0,18621</text:p>
          </table:table-cell>
          <table:table-cell office:value-type="float" office:value="0.000374" calcext:value-type="float">
            <text:p>0,000374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21932" calcext:value-type="float">
            <text:p>0,2193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601" calcext:value-type="float">
            <text:p>0,37601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33039" calcext:value-type="float">
            <text:p>0,33039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38991" calcext:value-type="float">
            <text:p>0,3899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737" calcext:value-type="float">
            <text:p>0,58737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51581" calcext:value-type="float">
            <text:p>0,51581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601" calcext:value-type="float">
            <text:p>0,60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4605" calcext:value-type="float">
            <text:p>0,84605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74373" calcext:value-type="float">
            <text:p>0,74373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0.87276" calcext:value-type="float">
            <text:p>0,8727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0.00234" calcext:value-type="float">
            <text:p>0,00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5192" calcext:value-type="float">
            <text:p>1,15192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1.00805" calcext:value-type="float">
            <text:p>1,00805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075" calcext:value-type="float">
            <text:p>0,000075</text:p>
          </table:table-cell>
          <table:table-cell office:value-type="float" office:value="0.001095" calcext:value-type="float">
            <text:p>0,001095</text:p>
          </table:table-cell>
          <table:table-cell office:value-type="float" office:value="1.18519" calcext:value-type="float">
            <text:p>1,18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266" calcext:value-type="float">
            <text:p>0,00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0418" calcext:value-type="float">
            <text:p>1,50418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1.3211" calcext:value-type="float">
            <text:p>1,3211</text:p>
          </table:table-cell>
          <table:table-cell office:value-type="float" office:value="0.001079" calcext:value-type="float">
            <text:p>0,001079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1015" calcext:value-type="float">
            <text:p>0,001015</text:p>
          </table:table-cell>
          <table:table-cell office:value-type="float" office:value="1.54214" calcext:value-type="float">
            <text:p>1,5421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00312" calcext:value-type="float">
            <text:p>0,00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90346" calcext:value-type="float">
            <text:p>1,9034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1.66553" calcext:value-type="float">
            <text:p>1,66553</text:p>
          </table:table-cell>
          <table:table-cell office:value-type="float" office:value="0.001202" calcext:value-type="float">
            <text:p>0,001202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125" calcext:value-type="float">
            <text:p>0,00125</text:p>
          </table:table-cell>
          <table:table-cell office:value-type="float" office:value="1.97509" calcext:value-type="float">
            <text:p>1,97509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343" calcext:value-type="float">
            <text:p>0,00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5039" calcext:value-type="float">
            <text:p>2,35039</text:p>
          </table:table-cell>
          <table:table-cell office:value-type="float" office:value="0.000094" calcext:value-type="float">
            <text:p>0,000094</text:p>
          </table:table-cell>
          <table:table-cell office:value-type="float" office:value="2.05499" calcext:value-type="float">
            <text:p>2,05499</text:p>
          </table:table-cell>
          <table:table-cell office:value-type="float" office:value="0.001373" calcext:value-type="float">
            <text:p>0,001373</text:p>
          </table:table-cell>
          <table:table-cell office:value-type="float" office:value="0.000153" calcext:value-type="float">
            <text:p>0,000153</text:p>
          </table:table-cell>
          <table:table-cell office:value-type="float" office:value="0.00148" calcext:value-type="float">
            <text:p>0,00148</text:p>
          </table:table-cell>
          <table:table-cell office:value-type="float" office:value="2.49411" calcext:value-type="float">
            <text:p>2,49411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4402" calcext:value-type="float">
            <text:p>2,84402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2.4866" calcext:value-type="float">
            <text:p>2,4866</text:p>
          </table:table-cell>
          <table:table-cell office:value-type="float" office:value="0.001483" calcext:value-type="float">
            <text:p>0,001483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2.96508" calcext:value-type="float">
            <text:p>2,9650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894" calcext:value-type="float">
            <text:p>3,3894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2.9626" calcext:value-type="float">
            <text:p>2,9626</text:p>
          </table:table-cell>
          <table:table-cell office:value-type="float" office:value="0.001574" calcext:value-type="float">
            <text:p>0,001574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3.52871" calcext:value-type="float">
            <text:p>3,52871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54" calcext:value-type="float">
            <text:p>0,004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7438" calcext:value-type="float">
            <text:p>3,97438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3.48105" calcext:value-type="float">
            <text:p>3,48105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875" calcext:value-type="float">
            <text:p>0,001875</text:p>
          </table:table-cell>
          <table:table-cell office:value-type="float" office:value="4.09232" calcext:value-type="float">
            <text:p>4,0923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1065" calcext:value-type="float">
            <text:p>4,61065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4.03671" calcext:value-type="float">
            <text:p>4,03671</text:p>
          </table:table-cell>
          <table:table-cell office:value-type="float" office:value="0.001891" calcext:value-type="float">
            <text:p>0,001891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4.71279" calcext:value-type="float">
            <text:p>4,71279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9282" calcext:value-type="float">
            <text:p>5,29282</text:p>
          </table:table-cell>
          <table:table-cell office:value-type="float" office:value="0.000139" calcext:value-type="float">
            <text:p>0,000139</text:p>
          </table:table-cell>
          <table:table-cell office:value-type="float" office:value="4.63219" calcext:value-type="float">
            <text:p>4,63219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5.37031" calcext:value-type="float">
            <text:p>5,37031</text:p>
          </table:table-cell>
          <table:table-cell office:value-type="float" office:value="0.01063" calcext:value-type="float">
            <text:p>0,01063</text:p>
          </table:table-cell>
          <table:table-cell office:value-type="float" office:value="0.00624" calcext:value-type="float">
            <text:p>0,0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2234" calcext:value-type="float">
            <text:p>6,0223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5.27688" calcext:value-type="float">
            <text:p>5,27688</text:p>
          </table:table-cell>
          <table:table-cell office:value-type="float" office:value="0.002219" calcext:value-type="float">
            <text:p>0,002219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0.00234" calcext:value-type="float">
            <text:p>0,00234</text:p>
          </table:table-cell>
          <table:table-cell office:value-type="float" office:value="6.25988" calcext:value-type="float">
            <text:p>6,25988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656" calcext:value-type="float">
            <text:p>0,0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80089" calcext:value-type="float">
            <text:p>6,80089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5.88879" calcext:value-type="float">
            <text:p>5,88879</text:p>
          </table:table-cell>
          <table:table-cell office:value-type="float" office:value="0.002546" calcext:value-type="float">
            <text:p>0,002546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2505" calcext:value-type="float">
            <text:p>0,002505</text:p>
          </table:table-cell>
          <table:table-cell office:value-type="float" office:value="7.06852" calcext:value-type="float">
            <text:p>7,06852</text:p>
          </table:table-cell>
          <table:table-cell office:value-type="float" office:value="0.01204" calcext:value-type="float">
            <text:p>0,01204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62447" calcext:value-type="float">
            <text:p>7,62447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6.59954" calcext:value-type="float">
            <text:p>6,59954</text:p>
          </table:table-cell>
          <table:table-cell office:value-type="float" office:value="0.002515" calcext:value-type="float">
            <text:p>0,002515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7.92607" calcext:value-type="float">
            <text:p>7,92607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0749" calcext:value-type="float">
            <text:p>0,007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51225" calcext:value-type="float">
            <text:p>8,5122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7.35671" calcext:value-type="float">
            <text:p>7,35671</text:p>
          </table:table-cell>
          <table:table-cell office:value-type="float" office:value="0.002703" calcext:value-type="float">
            <text:p>0,00270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273" calcext:value-type="float">
            <text:p>0,00273</text:p>
          </table:table-cell>
          <table:table-cell office:value-type="float" office:value="8.84429" calcext:value-type="float">
            <text:p>8,84429</text:p>
          </table:table-cell>
          <table:table-cell office:value-type="float" office:value="0.01329" calcext:value-type="float">
            <text:p>0,01329</text:p>
          </table:table-cell>
          <table:table-cell office:value-type="float" office:value="0.00765" calcext:value-type="float">
            <text:p>0,00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41592" calcext:value-type="float">
            <text:p>9,41592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8.19214" calcext:value-type="float">
            <text:p>8,19214</text:p>
          </table:table-cell>
          <table:table-cell office:value-type="float" office:value="0.002922" calcext:value-type="float">
            <text:p>0,002922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0.00281" calcext:value-type="float">
            <text:p>0,00281</text:p>
          </table:table-cell>
          <table:table-cell office:value-type="float" office:value="9.77847" calcext:value-type="float">
            <text:p>9,77847</text:p>
          </table:table-cell>
          <table:table-cell office:value-type="float" office:value="0.01438" calcext:value-type="float">
            <text:p>0,01438</text:p>
          </table:table-cell>
          <table:table-cell office:value-type="float" office:value="0.00829" calcext:value-type="float">
            <text:p>0,00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4:16:06.5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1T17:10:02.501000000</dc:date>
    <meta:editing-duration>PT7H48M5S</meta:editing-duration>
    <meta:editing-cycles>8</meta:editing-cycles>
    <meta:generator>LibreOffice/7.6.7.2$Windows_X86_64 LibreOffice_project/dd47e4b30cb7dab30588d6c79c651f218165e3c5</meta:generator>
    <meta:document-statistic meta:table-count="1" meta:cell-count="220" meta:object-count="0"/>
  </office:meta>
</office:document-meta>
</file>